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45e" officeooo:paragraph-rsid="0019c45e"/>
    </style:style>
    <style:style style:name="P2" style:family="paragraph" style:parent-style-name="Standard">
      <style:text-properties fo:font-size="22pt" officeooo:rsid="0019c45e" officeooo:paragraph-rsid="0019c45e" style:font-size-asian="22pt" style:font-size-complex="22pt"/>
    </style:style>
    <style:style style:name="P3" style:family="paragraph" style:parent-style-name="Standard">
      <style:text-properties fo:font-size="16pt" officeooo:rsid="0019c45e" officeooo:paragraph-rsid="0019c45e" style:font-size-asian="16pt" style:font-size-complex="16pt"/>
    </style:style>
    <style:style style:name="P4" style:family="paragraph" style:parent-style-name="Standard">
      <style:text-properties fo:font-size="16pt" fo:font-weight="bold" officeooo:rsid="0019c45e" officeooo:paragraph-rsid="0019c45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9c45e" officeooo:paragraph-rsid="0021c147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c40d2" officeooo:paragraph-rsid="0019c45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19c45e" officeooo:paragraph-rsid="003adf35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normal" officeooo:rsid="0019c45e" officeooo:paragraph-rsid="0019c45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b9e9a" officeooo:paragraph-rsid="001b9e9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c40d2" officeooo:paragraph-rsid="001c40d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d17aa" officeooo:paragraph-rsid="001d17a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f4225" officeooo:paragraph-rsid="001f42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f4225" officeooo:paragraph-rsid="0021c147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text-underline-style="none" officeooo:rsid="0019c45e" officeooo:paragraph-rsid="0019c45e"/>
    </style:style>
    <style:style style:name="P15" style:family="paragraph" style:parent-style-name="Standard">
      <style:text-properties style:text-underline-style="none" officeooo:rsid="00236592" officeooo:paragraph-rsid="00236592"/>
    </style:style>
    <style:style style:name="P16" style:family="paragraph" style:parent-style-name="Standard">
      <style:text-properties style:text-underline-style="none" officeooo:rsid="00236592" officeooo:paragraph-rsid="0023c0a2"/>
    </style:style>
    <style:style style:name="P17" style:family="paragraph" style:parent-style-name="Standard">
      <style:text-properties style:text-underline-style="none" officeooo:rsid="002480f2" officeooo:paragraph-rsid="00236592"/>
    </style:style>
    <style:style style:name="P18" style:family="paragraph" style:parent-style-name="Standard">
      <style:text-properties style:text-underline-style="none" officeooo:rsid="0025eaac" officeooo:paragraph-rsid="0025eaac"/>
    </style:style>
    <style:style style:name="P19" style:family="paragraph" style:parent-style-name="Standard">
      <style:text-properties style:text-underline-style="none" officeooo:rsid="00377caa" officeooo:paragraph-rsid="0037bbaa"/>
    </style:style>
    <style:style style:name="P20" style:family="paragraph" style:parent-style-name="Standard">
      <style:text-properties style:text-underline-style="none" officeooo:rsid="00377caa" officeooo:paragraph-rsid="0042acf9"/>
    </style:style>
    <style:style style:name="P21" style:family="paragraph" style:parent-style-name="Standard">
      <style:text-properties style:text-underline-style="none" officeooo:rsid="00377caa" officeooo:paragraph-rsid="00435a4d"/>
    </style:style>
    <style:style style:name="P22" style:family="paragraph" style:parent-style-name="Standard">
      <style:text-properties style:text-underline-style="none" officeooo:rsid="0039b324" officeooo:paragraph-rsid="0039b324"/>
    </style:style>
    <style:style style:name="P23" style:family="paragraph" style:parent-style-name="Standard">
      <style:text-properties style:text-underline-style="none" officeooo:rsid="003d65e2" officeooo:paragraph-rsid="003d65e2"/>
    </style:style>
    <style:style style:name="P24" style:family="paragraph" style:parent-style-name="Standard">
      <style:text-properties style:text-underline-style="none" officeooo:rsid="00405e5f" officeooo:paragraph-rsid="00405e5f"/>
    </style:style>
    <style:style style:name="P25" style:family="paragraph" style:parent-style-name="Standard">
      <style:text-properties style:text-underline-style="none" officeooo:rsid="0045a262" officeooo:paragraph-rsid="004a16ef"/>
    </style:style>
    <style:style style:name="P26" style:family="paragraph" style:parent-style-name="Standard">
      <style:text-properties style:text-underline-style="none" officeooo:rsid="0045a262" officeooo:paragraph-rsid="003bd1a7"/>
    </style:style>
    <style:style style:name="P27" style:family="paragraph" style:parent-style-name="Standard">
      <style:text-properties style:text-underline-style="none" officeooo:rsid="0037bbaa" officeooo:paragraph-rsid="0053a891"/>
    </style:style>
    <style:style style:name="P28" style:family="paragraph" style:parent-style-name="Standard">
      <style:text-properties style:text-underline-style="none" officeooo:rsid="005836a6" officeooo:paragraph-rsid="005836a6"/>
    </style:style>
    <style:style style:name="P29" style:family="paragraph" style:parent-style-name="Standard">
      <style:text-properties style:text-underline-style="none" officeooo:rsid="003bd1a7" officeooo:paragraph-rsid="003bd1a7"/>
    </style:style>
    <style:style style:name="P30" style:family="paragraph" style:parent-style-name="Standard">
      <style:text-properties officeooo:rsid="0025eaac" officeooo:paragraph-rsid="0025eaac"/>
    </style:style>
    <style:style style:name="P31" style:family="paragraph" style:parent-style-name="Standard">
      <style:text-properties officeooo:rsid="0030e5c9" officeooo:paragraph-rsid="0030e5c9"/>
    </style:style>
    <style:style style:name="P32" style:family="paragraph" style:parent-style-name="Standard">
      <style:text-properties officeooo:rsid="0030e5c9" officeooo:paragraph-rsid="0019c45e"/>
    </style:style>
    <style:style style:name="P33" style:family="paragraph" style:parent-style-name="Standard">
      <style:text-properties officeooo:rsid="0032c924" officeooo:paragraph-rsid="0032c924"/>
    </style:style>
    <style:style style:name="P34" style:family="paragraph" style:parent-style-name="Standard">
      <style:text-properties officeooo:rsid="0032c924" officeooo:paragraph-rsid="003374f5"/>
    </style:style>
    <style:style style:name="P35" style:family="paragraph" style:parent-style-name="Standard">
      <style:text-properties officeooo:rsid="003374f5" officeooo:paragraph-rsid="0037a66c"/>
    </style:style>
    <style:style style:name="P36" style:family="paragraph" style:parent-style-name="Standard">
      <style:text-properties style:text-underline-style="solid" style:text-underline-width="auto" style:text-underline-color="font-color" officeooo:rsid="0019c45e" officeooo:paragraph-rsid="0019c45e"/>
    </style:style>
    <style:style style:name="P37" style:family="paragraph" style:parent-style-name="Standard">
      <style:text-properties officeooo:rsid="00222f23" officeooo:paragraph-rsid="0025eaac"/>
    </style:style>
    <style:style style:name="P38" style:family="paragraph" style:parent-style-name="Standard" style:list-style-name="L1">
      <style:text-properties fo:font-size="12pt" fo:font-weight="normal" officeooo:rsid="001f4225" officeooo:paragraph-rsid="001f4225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text-properties fo:font-size="12pt" fo:font-weight="normal" officeooo:rsid="001f4225" officeooo:paragraph-rsid="001fdf71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text-properties fo:font-size="12pt" fo:font-weight="normal" officeooo:rsid="001f4225" officeooo:paragraph-rsid="001f4225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text-properties fo:font-size="12pt" fo:font-weight="normal" officeooo:rsid="001f4225" officeooo:paragraph-rsid="0021c147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f4225" officeooo:paragraph-rsid="0021c147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text-properties fo:font-size="12pt" fo:font-weight="normal" officeooo:rsid="001c40d2" officeooo:paragraph-rsid="001c40d2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text-properties fo:font-size="12pt" fo:font-weight="normal" officeooo:rsid="0021c147" officeooo:paragraph-rsid="0021c147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19c45e" officeooo:paragraph-rsid="0019c45e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text-underline-style="none" officeooo:rsid="0019c45e" officeooo:paragraph-rsid="0019c45e"/>
    </style:style>
    <style:style style:name="P47" style:family="paragraph" style:parent-style-name="Footer">
      <style:paragraph-properties fo:text-align="center" style:justify-single-word="false"/>
      <style:text-properties officeooo:rsid="005addea" officeooo:paragraph-rsid="005addea"/>
    </style:style>
    <style:style style:name="T1" style:family="text">
      <style:text-properties officeooo:rsid="0019c45e"/>
    </style:style>
    <style:style style:name="T2" style:family="text">
      <style:text-properties officeooo:rsid="001b9e9a"/>
    </style:style>
    <style:style style:name="T3" style:family="text">
      <style:text-properties officeooo:rsid="001c40d2"/>
    </style:style>
    <style:style style:name="T4" style:family="text">
      <style:text-properties officeooo:rsid="001ededb"/>
    </style:style>
    <style:style style:name="T5" style:family="text">
      <style:text-properties officeooo:rsid="001f4225"/>
    </style:style>
    <style:style style:name="T6" style:family="text">
      <style:text-properties officeooo:rsid="001fdf71"/>
    </style:style>
    <style:style style:name="T7" style:family="text">
      <style:text-properties officeooo:rsid="0021c147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7fa26"/>
    </style:style>
    <style:style style:name="T10" style:family="text">
      <style:text-properties style:text-underline-style="none" officeooo:rsid="0029fe56"/>
    </style:style>
    <style:style style:name="T11" style:family="text">
      <style:text-properties style:text-underline-style="none" officeooo:rsid="002d7b6b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37bbaa"/>
    </style:style>
    <style:style style:name="T14" style:family="text">
      <style:text-properties officeooo:rsid="0023c0a2"/>
    </style:style>
    <style:style style:name="T15" style:family="text">
      <style:text-properties officeooo:rsid="002480f2"/>
    </style:style>
    <style:style style:name="T16" style:family="text">
      <style:text-properties officeooo:rsid="002ee726"/>
    </style:style>
    <style:style style:name="T17" style:family="text">
      <style:text-properties officeooo:rsid="0032c924"/>
    </style:style>
    <style:style style:name="T18" style:family="text">
      <style:text-properties officeooo:rsid="003374f5"/>
    </style:style>
    <style:style style:name="T19" style:family="text">
      <style:text-properties officeooo:rsid="00377caa"/>
    </style:style>
    <style:style style:name="T20" style:family="text">
      <style:text-properties officeooo:rsid="0037bbaa"/>
    </style:style>
    <style:style style:name="T21" style:family="text">
      <style:text-properties officeooo:rsid="003d65e2"/>
    </style:style>
    <style:style style:name="T22" style:family="text">
      <style:text-properties officeooo:rsid="003f06f3"/>
    </style:style>
    <style:style style:name="T23" style:family="text">
      <style:text-properties officeooo:rsid="0040e8f7"/>
    </style:style>
    <style:style style:name="T24" style:family="text">
      <style:text-properties officeooo:rsid="004492c9"/>
    </style:style>
    <style:style style:name="T25" style:family="text">
      <style:text-properties officeooo:rsid="004599b2"/>
    </style:style>
    <style:style style:name="T26" style:family="text">
      <style:text-properties officeooo:rsid="00478d6a"/>
    </style:style>
    <style:style style:name="T27" style:family="text">
      <style:text-properties officeooo:rsid="004854fa"/>
    </style:style>
    <style:style style:name="T28" style:family="text">
      <style:text-properties officeooo:rsid="0049820e"/>
    </style:style>
    <style:style style:name="T29" style:family="text">
      <style:text-properties officeooo:rsid="004b6c59"/>
    </style:style>
    <style:style style:name="T30" style:family="text">
      <style:text-properties officeooo:rsid="004d850e"/>
    </style:style>
    <style:style style:name="T31" style:family="text">
      <style:text-properties officeooo:rsid="00540191"/>
    </style:style>
    <style:style style:name="T32" style:family="text">
      <style:text-properties officeooo:rsid="005950b3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28HS Coursework 1 </text:p>
      <text:p text:style-name="P1">steg.c for encoding or decoding a message into a .<text:span text:style-name="T3">ppm file</text:span></text:p>
      <text:p text:style-name="P1"/>
      <text:p text:style-name="P1"/>
      <text:p text:style-name="P1"/>
      <text:p text:style-name="P3">Andrea Pavan</text:p>
      <text:p text:style-name="P1">username: ap103</text:p>
      <text:p text:style-name="P1">Reg. Number: H00256513</text:p>
      <text:p text:style-name="P1"/>
      <text:p text:style-name="P1"/>
      <text:p text:style-name="P1"/>
      <text:p text:style-name="P1"/>
      <text:p text:style-name="P4">Steg.c: <text:span text:style-name="T4">Introduction &amp; </text:span>How to use</text:p>
      <text:p text:style-name="P4"/>
      <text:p text:style-name="P8">steg.c is a program used for encoding a message into an image or decoding a message from an image. When calling the program a char is needed (‘e’ for encoding / ‘d’ for decoding) and the name of a .ppm <text:span text:style-name="T2">file</text:span>.</text:p>
      <text:p text:style-name="P8">e.g.</text:p>
      <text:p text:style-name="P8"/>
      <text:p text:style-name="P8">./steg e in.ppm &gt; out.ppm</text:p>
      <text:p text:style-name="P8"/>
      <text:p text:style-name="P8">This is an example of a steg call for encoding, the output gets redirected to ‘out.ppm’, which is the <text:span text:style-name="T2">image</text:span> with the m<text:span text:style-name="T16">e</text:span>ssage encoded in it. The message <text:span text:style-name="T2">to encode </text:span>and the key value <text:span text:style-name="T2">used to encrypt to message </text:span>are requested when running the program. </text:p>
      <text:p text:style-name="P8"/>
      <text:p text:style-name="P8">If the call if for decoding, the program only asks for a key value, used to decode the message from the image given.</text:p>
      <text:p text:style-name="P8">e.g.</text:p>
      <text:p text:style-name="P8"/>
      <text:p text:style-name="P8">./steg d i<text:span text:style-name="T25">mage</text:span>.ppm</text:p>
      <text:p text:style-name="P8"/>
      <text:p text:style-name="P8">This is an example of steg call for decoding, the <text:span text:style-name="T16">file</text:span> ‘in.ppm’ has a message encoded in it.</text:p>
      <text:p text:style-name="P8"/>
      <text:p text:style-name="P11">steg.c was created only for .ppm images, that have the following format:</text:p>
      <text:p text:style-name="P11">e.g.</text:p>
      <text:p text:style-name="P11"/>
      <text:p text:style-name="P11">P3 </text:p>
      <text:p text:style-name="P11">#comment 1</text:p>
      <text:p text:style-name="P11">. . .</text:p>
      <text:p text:style-name="P11">#comment n</text:p>
      <text:p text:style-name="P11">width height</text:p>
      <text:p text:style-name="P11">max</text:p>
      <text:p text:style-name="P11">r1 g1 b1 </text:p>
      <text:p text:style-name="P11">r2 g2 b2 </text:p>
      <text:p text:style-name="P11">r3 g3 b3 </text:p>
      <text:p text:style-name="P11">. . .</text:p>
      <text:p text:style-name="P11"/>
      <text:p text:style-name="P11"/>
      <text:p text:style-name="P11"><text:soft-page-break/></text:p>
      <text:p text:style-name="P8"/>
      <text:p text:style-name="P4">Steg.c: Data structures <text:span text:style-name="T7">used</text:span></text:p>
      <text:p text:style-name="P6"/>
      <text:p text:style-name="P9">Two data structures are used: </text:p>
      <text:p text:style-name="P8"/>
      <text:p text:style-name="P12">struct PPMPixel, consisting of:</text:p>
      <text:list xml:id="list2551259337" text:style-name="L1">
        <text:list-item>
          <text:p text:style-name="P38">unsigned int red: <text:span text:style-name="T6">positive integer holding the RGB value for red.</text:span></text:p>
        </text:list-item>
        <text:list-item>
          <text:p text:style-name="P39">unsigned int green: <text:s/><text:span text:style-name="T6">positive integer holding the RGB value for green.</text:span></text:p>
        </text:list-item>
        <text:list-item>
          <text:p text:style-name="P39">unsigned int blue: <text:s/><text:span text:style-name="T6">positive integer holding the RGB value for blue.</text:span></text:p>
        </text:list-item>
        <text:list-item>
          <text:p text:style-name="P38">int isVisited: <text:span text:style-name="T6">this int is used as a boolean, its function is to tell the encoding and decoding algorithm that this pixel has already been used to write or read the bit(s) of a message. This parameter is fundamental, as it prevents the program from writing on the same pixel more than once or reading the same bit more than once.</text:span></text:p>
        </text:list-item>
      </text:list>
      <text:p text:style-name="P12"/>
      <text:p text:style-name="P10">struct PPM, consisting of:</text:p>
      <text:list xml:id="list1199099929" text:style-name="L2">
        <text:list-item>
          <text:p text:style-name="P43">char * PPMFormat : char <text:span text:style-name="T5">pointer</text:span> that references the format of the image (P3, P6, …). </text:p>
        </text:list-item>
        <text:list-item>
          <text:p text:style-name="P43">char * PPMComment : char <text:span text:style-name="T5">pointer</text:span> that references the comment(s) at the start of the image. </text:p>
        </text:list-item>
        <text:list-item>
          <text:p text:style-name="P40">int width: holding the width of the file. </text:p>
        </text:list-item>
        <text:list-item>
          <text:p text:style-name="P40">int height: holding the height of the file. </text:p>
        </text:list-item>
        <text:list-item>
          <text:p text:style-name="P41">int maxValue: <text:span text:style-name="T7">holds the maximum value of a RGB value</text:span></text:p>
        </text:list-item>
        <text:list-item>
          <text:p text:style-name="P44">struct PPMPixel * pixelArray: this is a pointer that references the array of PPMPixel forming the .ppm file. </text:p>
        </text:list-item>
      </text:list>
      <text:p text:style-name="P13"/>
      <text:p text:style-name="P13"/>
      <text:p text:style-name="P5">Steg.c: <text:span text:style-name="T7">Algortithms used</text:span></text:p>
      <text:p text:style-name="P8"/>
      <text:p text:style-name="P14">/* this is the function that converts a positive integer value to a binary number</text:p>
      <text:p text:style-name="P14"><text:s/>* e.g. toBinary(157) = 10011101</text:p>
      <text:p text:style-name="P14"><text:s/>*/</text:p>
      <text:p text:style-name="P36">int toBinary (int n);</text:p>
      <text:p text:style-name="P14"/>
      <text:p text:style-name="P15">To find a binary value from an integer number n, I use a char array and MAX_RGB_VALUE which is equal to 256.</text:p>
      <text:p text:style-name="P17"/>
      <text:p text:style-name="P15">Consider i = <text:s/>MAX_RGB_VALUE / 2 ( = 128).</text:p>
      <text:p text:style-name="P15"/>
      <text:p text:style-name="P15">Check if (n-i) is bigger or equal than 0:</text:p>
      <text:p text:style-name="P15">if True: bit in the 8<text:span text:style-name="T12">th</text:span> position of he binary value is set to 1, and <text:span text:style-name="T15">remove i from n.</text:span></text:p>
      <text:p text:style-name="P15">if False: bit in the 8<text:span text:style-name="T12">th</text:span> position of he binary value is set to 0.</text:p>
      <text:p text:style-name="P15"/>
      <text:p text:style-name="P15">get i and divide it by 2.</text:p>
      <text:p text:style-name="P15"/>
      <text:p text:style-name="P15">Loop until (i == 0).</text:p>
      <text:p text:style-name="P15"/>
      <text:p text:style-name="P15">e. g.</text:p>
      <text:p text:style-name="P15">157 - 128 is bigger or equal than 0, thus bit in the 8<text:span text:style-name="T12">th</text:span> position of binary number will be 1, then remove 128 from 157 ( = 29) and divide 128 by 2 ( = 64).</text:p>
      <text:p text:style-name="P15">If we keep repeting this process until we get to i = 0, we end up with <text:span text:style-name="T1">10011101.</text:span></text:p>
      <text:p text:style-name="P1"><text:soft-page-break/>/* this is the function that converts a binary number to a positive integer number</text:p>
      <text:p text:style-name="P1"><text:s/>* e.g. toBinary(10011101) = 157</text:p>
      <text:p text:style-name="P1"><text:s/>*/</text:p>
      <text:p text:style-name="P36">int toDecimal (int n);</text:p>
      <text:p text:style-name="P1"/>
      <text:p text:style-name="P16">To find <text:span text:style-name="T14">the decimal number</text:span> from a <text:span text:style-name="T14">binary value</text:span> n, I <text:span text:style-name="T14">use powTwo which holds 2 to the power of i (which is the loop number) and a variable decimal that will contain the decimal value of the binary number.</text:span></text:p>
      <text:p text:style-name="P16"/>
      <text:p text:style-name="P18">(n / 10 * 10 == n) this line checks if bit in the 1<text:span text:style-name="T12">st</text:span> position on the binary is either a 1 or a 0.</text:p>
      <text:p text:style-name="P18">e.g.</text:p>
      <text:p text:style-name="P18"/>
      <text:p text:style-name="P18">Consider n = 1011 0101.</text:p>
      <text:p text:style-name="P18">We do n/10 ( =1011 010) and than we multiply the result by 10 ( =1011 0100), in this way, the digit in the least significant position will always be equal to 0. Comparing (n / 10 * 10 == n), we can check if this bit is either 1 or 0. </text:p>
      <text:p text:style-name="P18">If this bit is equal to 1 than we get decimal and we add powTwo.</text:p>
      <text:p text:style-name="P18">If <text:s/>instead, it’s equal to 0, we keep decimal as it is.</text:p>
      <text:p text:style-name="P18">We then, multiply powTwo by 2 and we divide n by 10.</text:p>
      <text:p text:style-name="P18"/>
      <text:p text:style-name="P30"><text:span text:style-name="T8">If we keep repeting this loop until i is equal to 8 <text:s/>( =</text:span><text:span text:style-name="T11">8 bit =</text:span><text:span text:style-name="T8">1 byte), </text:span><text:span text:style-name="T9">we will eventually have the decimal number from the given binary value </text:span><text:span text:style-name="T10">n</text:span><text:span text:style-name="T9">.</text:span></text:p>
      <text:p text:style-name="P37"/>
      <text:p text:style-name="P36">struct PPM * encode(struct PPM * im, char * message, unsigned int mSize, unsigned int secret)</text:p>
      <text:p text:style-name="P36"/>
      <text:p text:style-name="P32">This is the function that encodes the message in the .ppm image. First, it gets the string message and converts every char into binary, th<text:span text:style-name="T29">e</text:span>n it puts them into binMessage.</text:p>
      <text:p text:style-name="P1"/>
      <text:p text:style-name="P31">The second part of the function, gets the full binary numbers in binMessage and puts them bit by bit into binMessageArray. To do so, it uses a mask, which is equal to 10000000 at the start.</text:p>
      <text:p text:style-name="P31">For every loop, the mask is compared with the binary number, if the number is bigger or equal than the mask, then 1 is stored in the array and the mask is removed from the binary number, <text:span text:style-name="T17">soon after, the mask is divided by 10. This loop is repeated 8 times (8 bit for each binary number).</text:span></text:p>
      <text:p text:style-name="P33">e.g.</text:p>
      <text:p text:style-name="P33"/>
      <text:p text:style-name="P33">Let n = 1001 1101 and mask = 1000 0000</text:p>
      <text:p text:style-name="P33">(n &gt; mask), so first binary <text:span text:style-name="T18">digit</text:span> is 1.</text:p>
      <text:p text:style-name="P33">then, we do n - mask = 1 1101.</text:p>
      <text:p text:style-name="P34">(n <text:span text:style-name="T18">&lt;</text:span> mask), so <text:span text:style-name="T18">second</text:span> binary <text:span text:style-name="T18">digit</text:span> is <text:span text:style-name="T18">0</text:span>.</text:p>
      <text:p text:style-name="P34"><text:span text:style-name="T18">n remains</text:span> 1 1101.</text:p>
      <text:p text:style-name="P34"/>
      <text:p text:style-name="P33">We keep repeating this and we get an array with values: 1 0 0 1 1 1 0 1.</text:p>
      <text:p text:style-name="P33"><text:s/></text:p>
      <text:p text:style-name="P35">To store each bit in the image, I first use srand() to set the seed. Th<text:span text:style-name="T19">e</text:span>n, <text:span text:style-name="T19">I use</text:span> rand() sequ<text:span text:style-name="T30">e</text:span>ntially to get <text:span text:style-name="T19">all the pseudo-</text:span>random number<text:span text:style-name="T19">s</text:span>, to make sure that the random value <text:span text:style-name="T19">points to</text:span> an existent pixel, we module <text:span text:style-name="T19">it</text:span> with the size of the image. <text:span text:style-name="T19">Then, I use the same principle as in Hash Tables. Every time I get a new index, I check that the corresponding pixel has not already been written. I check this using the isVisited variable in struct PPMPixel. If it’s not been written yet, I store 3 bits, in the red, green and blue values as the least significant bit. Then, I set the pixel to visited. I keep repeating this until all bit from the message are stored.</text:span></text:p>
      <text:p text:style-name="P1"><text:soft-page-break/></text:p>
      <text:p text:style-name="P1"/>
      <text:p text:style-name="P36">char * decode(struct PPM * im,unsigned int secret)</text:p>
      <text:p text:style-name="P36"/>
      <text:p text:style-name="P21">To decode the message from an image, I use a very similar principle to the one used to encod<text:span text:style-name="T20">e</text:span>. <text:span text:style-name="T20">First, using the same srand() and rand() functions, I get the pixel and the 3 bits which are stored in the corresponding RGB values. If the seed used to encode is the same used to decode, we will retrieve all the same bit(s). </text:span></text:p>
      <text:p text:style-name="P21"/>
      <text:p text:style-name="P21"><text:span text:style-name="T20">To get the least significant bit from an RGB value I simply do a pointwise addition with 1. This is always going to be equal to the 1</text:span><text:span text:style-name="T13">st</text:span><text:span text:style-name="T20"> bit of the RGB value. </text:span></text:p>
      <text:p text:style-name="P20"/>
      <text:p text:style-name="P27">After that, I reverse engineer the array of 1s and 0s to get a 1 byte binary number. I use an algorithm very similar to the one explained in the encode section. At the end, I use the function toDecimal() to get the ASCII value of the char that was encoded and I return the array of char forming the message.</text:p>
      <text:p text:style-name="P19"/>
      <text:p text:style-name="P19"/>
      <text:p text:style-name="P19"/>
      <text:p text:style-name="P7">Steg.c: <text:span text:style-name="T21">Design Choices and Other Comments</text:span></text:p>
      <text:p text:style-name="P19"/>
      <text:p text:style-name="P29">When creating the decode algorithm, I had to face the problem of knowing <text:span text:style-name="T31">how long the encoded message would be.</text:span> To solve this I have decided to encode a special character ‘*’ at the end of the message to encode. In the same way, the decode algorithm, stops decoding when the character ‘*’ is found. </text:p>
      <text:p text:style-name="P26"/>
      <text:p text:style-name="P28">Also, to read a string, I had to read each char separately, as <text:span text:style-name="T32">the function scanf</text:span>() stops reading <text:span text:style-name="T32">the line that is entered </text:span>when <text:span text:style-name="T32">finding a</text:span> whitespace.</text:p>
      <text:p text:style-name="P22"/>
      <text:p text:style-name="P23">I’<text:span text:style-name="T22">m not taking into account .ppm files that do not have any comments, if this happens, I exit the program and I output an error for a bad file format, explaining that the ‘#’ token is missing. </text:span></text:p>
      <text:p text:style-name="P23"/>
      <text:p text:style-name="P24">I<text:span text:style-name="T24">f</text:span> <text:span text:style-name="T23">a</text:span> .ppm <text:span text:style-name="T23">file</text:span> has multiple random whitespaces <text:span text:style-name="T23">o</text:span>r random new lines, my program <text:span text:style-name="T23">will detect them and ignore them, when redirecting the output, it will give a better format to the new .ppm file.</text:span></text:p>
      <text:p text:style-name="P24"/>
      <text:p text:style-name="P25">To print some text <text:span text:style-name="T27">in</text:span> the command line I had to use <text:span text:style-name="T26">fprintf with </text:span>stderr, as otherwise the output would <text:span text:style-name="T27">be </text:span>redirected <text:span text:style-name="T28">to out.ppm.</text:span></text:p>
      <text:p text:style-name="P2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5addea" officeooo:paragraph-rsid="005addea"/>
    </style:style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ndrea Pavan<text:tab/>steg.c coursework<text:tab/>1<text:span text:style-name="MT1">st</text:span> March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33:15.224707827</meta:creation-date>
    <meta:generator>LibreOffice/6.0.7.3$Linux_X86_64 LibreOffice_project/00m0$Build-3</meta:generator>
    <dc:date>2019-03-01T14:30:01.476520449</dc:date>
    <meta:editing-duration>PT3H3M6S</meta:editing-duration>
    <meta:editing-cycles>52</meta:editing-cycles>
    <meta:document-statistic meta:table-count="0" meta:image-count="0" meta:object-count="0" meta:page-count="4" meta:paragraph-count="93" meta:word-count="1468" meta:character-count="7449" meta:non-whitespace-character-count="6054"/>
  </office:meta>
</office:document-meta>
</file>